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TinyGPS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TinyGPS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encode</text:span><text:span text:style-name="T15_2"><text:tab/></text:span><text:span text:style-name="T15_3">KEYWORD</text:span><text:span text:style-name="T15_4">2</text:span></text:p>
      <text:p text:style-name="P16"><text:span text:style-name="T16_1">get</text:span><text:span text:style-name="T16_2">_</text:span><text:span text:style-name="T16_3">position</text:span><text:span text:style-name="T16_4"><text:tab/></text:span><text:span text:style-name="T16_5">KEYWORD</text:span><text:span text:style-name="T16_6">2</text:span></text:p>
      <text:p text:style-name="P17"><text:span text:style-name="T17_1">get</text:span><text:span text:style-name="T17_2">_</text:span><text:span text:style-name="T17_3">datetime</text:span><text:span text:style-name="T17_4"><text:tab/></text:span><text:span text:style-name="T17_5">KEYWORD</text:span><text:span text:style-name="T17_6">2</text:span></text:p>
      <text:p text:style-name="P18"><text:span text:style-name="T18_1">altitude</text:span><text:span text:style-name="T18_2"><text:tab/></text:span><text:span text:style-name="T18_3">KEYWORD</text:span><text:span text:style-name="T18_4">2</text:span></text:p>
      <text:p text:style-name="P19"><text:span text:style-name="T19_1">speed</text:span><text:span text:style-name="T19_2"><text:tab/></text:span><text:span text:style-name="T19_3">KEYWORD</text:span><text:span text:style-name="T19_4">2</text:span></text:p>
      <text:p text:style-name="P20"><text:span text:style-name="T20_1">course</text:span><text:span text:style-name="T20_2"><text:tab/></text:span><text:span text:style-name="T20_3">KEYWORD</text:span><text:span text:style-name="T20_4">2</text:span></text:p>
      <text:p text:style-name="P21"><text:span text:style-name="T21_1">stats</text:span><text:span text:style-name="T21_2"><text:tab/></text:span><text:span text:style-name="T21_3">KEYWORD</text:span><text:span text:style-name="T21_4">2</text:span></text:p>
      <text:p text:style-name="P22"><text:span text:style-name="T22_1">f</text:span><text:span text:style-name="T22_2">_</text:span><text:span text:style-name="T22_3">get</text:span><text:span text:style-name="T22_4">_</text:span><text:span text:style-name="T22_5">position</text:span><text:span text:style-name="T22_6"><text:tab/></text:span><text:span text:style-name="T22_7">KEYWORD</text:span><text:span text:style-name="T22_8">2</text:span></text:p>
      <text:p text:style-name="P23"><text:span text:style-name="T23_1">crack</text:span><text:span text:style-name="T23_2">_</text:span><text:span text:style-name="T23_3">datetime</text:span><text:span text:style-name="T23_4"><text:tab/></text:span><text:span text:style-name="T23_5">KEYWORD</text:span><text:span text:style-name="T23_6">2</text:span></text:p>
      <text:p text:style-name="P24"><text:span text:style-name="T24_1">f</text:span><text:span text:style-name="T24_2">_</text:span><text:span text:style-name="T24_3">altitude</text:span><text:span text:style-name="T24_4"><text:tab/></text:span><text:span text:style-name="T24_5">KEYWORD</text:span><text:span text:style-name="T24_6">2</text:span></text:p>
      <text:p text:style-name="P25"><text:span text:style-name="T25_1">f</text:span><text:span text:style-name="T25_2">_</text:span><text:span text:style-name="T25_3">course</text:span><text:span text:style-name="T25_4"><text:tab/></text:span><text:span text:style-name="T25_5">KEYWORD</text:span><text:span text:style-name="T25_6">2</text:span></text:p>
      <text:p text:style-name="P26"><text:span text:style-name="T26_1">f</text:span><text:span text:style-name="T26_2">_</text:span><text:span text:style-name="T26_3">speed</text:span><text:span text:style-name="T26_4">_</text:span><text:span text:style-name="T26_5">knots</text:span><text:span text:style-name="T26_6"><text:tab/></text:span><text:span text:style-name="T26_7">KEYWORD</text:span><text:span text:style-name="T26_8">2</text:span></text:p>
      <text:p text:style-name="P27"><text:span text:style-name="T27_1">f</text:span><text:span text:style-name="T27_2">_</text:span><text:span text:style-name="T27_3">speed</text:span><text:span text:style-name="T27_4">_</text:span><text:span text:style-name="T27_5">mph</text:span><text:span text:style-name="T27_6"><text:tab/></text:span><text:span text:style-name="T27_7">KEYWORD</text:span><text:span text:style-name="T27_8">2</text:span></text:p>
      <text:p text:style-name="P28"><text:span text:style-name="T28_1">f</text:span><text:span text:style-name="T28_2">_</text:span><text:span text:style-name="T28_3">speed</text:span><text:span text:style-name="T28_4">_</text:span><text:span text:style-name="T28_5">mps</text:span><text:span text:style-name="T28_6"><text:tab/></text:span><text:span text:style-name="T28_7">KEYWORD</text:span><text:span text:style-name="T28_8">2</text:span></text:p>
      <text:p text:style-name="P29"><text:span text:style-name="T29_1">f</text:span><text:span text:style-name="T29_2">_</text:span><text:span text:style-name="T29_3">speed</text:span><text:span text:style-name="T29_4">_</text:span><text:span text:style-name="T29_5">kmph</text:span><text:span text:style-name="T29_6"><text:tab/></text:span><text:span text:style-name="T29_7">KEYWORD</text:span><text:span text:style-name="T29_8">2</text:span></text:p>
      <text:p text:style-name="P30"><text:span text:style-name="T30_1">library</text:span><text:span text:style-name="T30_2">_</text:span><text:span text:style-name="T30_3">version</text:span><text:span text:style-name="T30_4"><text:tab/></text:span><text:span text:style-name="T30_5">KEYWORD</text:span><text:span text:style-name="T30_6">2</text:span></text:p>
      <text:p text:style-name="P31"><text:span text:style-name="T31_1">distance</text:span><text:span text:style-name="T31_2">_</text:span><text:span text:style-name="T31_3">between</text:span><text:span text:style-name="T31_4"><text:tab/></text:span><text:span text:style-name="T31_5">KEYWORD</text:span><text:span text:style-name="T31_6">2</text:span></text:p>
      <text:p text:style-name="P32"><text:span text:style-name="T32_1">course</text:span><text:span text:style-name="T32_2">_</text:span><text:span text:style-name="T32_3">to</text:span><text:span text:style-name="T32_4"><text:tab/></text:span><text:span text:style-name="T32_5">KEYWORD</text:span><text:span text:style-name="T32_6">2</text:span></text:p>
      <text:p text:style-name="P33"><text:span text:style-name="T33_1">satellites</text:span><text:span text:style-name="T33_2"><text:tab/></text:span><text:span text:style-name="T33_3">KEYWORD</text:span><text:span text:style-name="T33_4">2</text:span></text:p>
      <text:p text:style-name="P34"><text:span text:style-name="T34_1">hdop</text:span><text:span text:style-name="T34_2"><text:tab/></text:span><text:span text:style-name="T34_3">KEYWORD</text:span><text:span text:style-name="T34_4">2</text:span></text:p>
      <text:p text:style-name="P35"/>
      <text:p text:style-name="P36"><text:span text:style-name="T36_1">#######################################</text:span></text:p>
      <text:p text:style-name="P37"><text:span text:style-name="T37_1">#<text:s/></text:span><text:span text:style-name="T37_2">Constants</text:span><text:span text:style-name="T37_3"><text:s/>(</text:span><text:span text:style-name="T37_4">LITERAL</text:span><text:span text:style-name="T37_5">1)</text:span></text:p>
      <text:p text:style-name="P38"><text:span text:style-name="T38_1">#######################################</text:span></text:p>
      <text:p text:style-name="P39"/>
      <text:p text:style-name="P40"><text:span text:style-name="T40_1">GPS</text:span><text:span text:style-name="T40_2">_</text:span><text:span text:style-name="T40_3">INVALID</text:span><text:span text:style-name="T40_4">_</text:span><text:span text:style-name="T40_5">AGE</text:span><text:span text:style-name="T40_6"><text:tab/></text:span><text:span text:style-name="T40_7">LITERAL</text:span><text:span text:style-name="T40_8">1</text:span></text:p>
      <text:p text:style-name="P41"><text:span text:style-name="T41_1">GPS</text:span><text:span text:style-name="T41_2">_</text:span><text:span text:style-name="T41_3">INVALID</text:span><text:span text:style-name="T41_4">_</text:span><text:span text:style-name="T41_5">ANGLE</text:span><text:span text:style-name="T41_6"><text:tab/></text:span><text:span text:style-name="T41_7">LITERAL</text:span><text:span text:style-name="T41_8">1</text:span></text:p>
      <text:p text:style-name="P42"><text:span text:style-name="T42_1">GPS</text:span><text:span text:style-name="T42_2">_</text:span><text:span text:style-name="T42_3">INVALID</text:span><text:span text:style-name="T42_4">_</text:span><text:span text:style-name="T42_5">ALTITUDE</text:span><text:span text:style-name="T42_6"><text:tab/></text:span><text:span text:style-name="T42_7">LITERAL</text:span><text:span text:style-name="T42_8">1</text:span></text:p>
      <text:p text:style-name="P43"><text:span text:style-name="T43_1">GPS</text:span><text:span text:style-name="T43_2">_</text:span><text:span text:style-name="T43_3">INVALID</text:span><text:span text:style-name="T43_4">_</text:span><text:span text:style-name="T43_5">DATE</text:span><text:span text:style-name="T43_6"><text:tab/></text:span><text:span text:style-name="T43_7">LITERAL</text:span><text:span text:style-name="T43_8">1</text:span></text:p>
      <text:p text:style-name="P44"><text:span text:style-name="T44_1">GPS</text:span><text:span text:style-name="T44_2">_</text:span><text:span text:style-name="T44_3">INVALID</text:span><text:span text:style-name="T44_4">_</text:span><text:span text:style-name="T44_5">TIME</text:span><text:span text:style-name="T44_6"><text:tab/></text:span><text:span text:style-name="T44_7">LITERAL</text:span><text:span text:style-name="T44_8">1</text:span></text:p>
      <text:p text:style-name="P45"><text:span text:style-name="T45_1">GPS</text:span><text:span text:style-name="T45_2">_</text:span><text:span text:style-name="T45_3">INVALID</text:span><text:span text:style-name="T45_4">_</text:span><text:span text:style-name="T45_5">HDOP</text:span><text:span text:style-name="T45_6"><text:tab/></text:span><text:span text:style-name="T45_7">LITERAL</text:span><text:span text:style-name="T45_8">1</text:span></text:p>
      <text:p text:style-name="P46"><text:span text:style-name="T46_1">GPS</text:span><text:span text:style-name="T46_2">_</text:span><text:span text:style-name="T46_3">INVALID</text:span><text:span text:style-name="T46_4">_</text:span><text:span text:style-name="T46_5">SATELLITES</text:span><text:span text:style-name="T46_6"><text:tab/></text:span><text:span text:style-name="T46_7">LITERAL</text:span><text:span text:style-name="T46_8">1</text:span></text:p>
      <text:p text:style-name="P47"><text:span text:style-name="T47_1">GPS</text:span><text:span text:style-name="T47_2">_</text:span><text:span text:style-name="T47_3">INVALID</text:span><text:span text:style-name="T47_4">_</text:span><text:span text:style-name="T47_5">F</text:span><text:span text:style-name="T47_6">_</text:span><text:span text:style-name="T47_7">ANGLE</text:span><text:span text:style-name="T47_8"><text:tab/></text:span><text:span text:style-name="T47_9">LITERAL</text:span><text:span text:style-name="T47_10">1</text:span></text:p>
      <text:p text:style-name="P48"><text:span text:style-name="T48_1">GPS</text:span><text:span text:style-name="T48_2">_</text:span><text:span text:style-name="T48_3">INVALID</text:span><text:span text:style-name="T48_4">_</text:span><text:span text:style-name="T48_5">F</text:span><text:span text:style-name="T48_6">_</text:span><text:span text:style-name="T48_7">ALTITUDE</text:span><text:span text:style-name="T48_8"><text:tab/></text:span><text:span text:style-name="T48_9">LITERAL</text:span><text:span text:style-name="T48_10">1</text:span></text:p>
      <text:p text:style-name="P49"><text:span text:style-name="T49_1">GPS</text:span><text:span text:style-name="T49_2">_</text:span><text:span text:style-name="T49_3">INVALID</text:span><text:span text:style-name="T49_4">_</text:span><text:span text:style-name="T49_5">F</text:span><text:span text:style-name="T49_6">_</text:span><text:span text:style-name="T49_7">SPEED</text:span><text:span text:style-name="T49_8"><text:tab/></text:span><text:span text:style-name="T49_9">LITERAL</text:span><text:span text:style-name="T49_10">1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